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margin-left="0cm" fo:margin-right="0cm" fo:line-height="150%" fo:text-align="justify" style:justify-single-word="false" fo:text-indent="0.026cm" style:auto-text-indent="false"/>
    </style:style>
    <style:style style:name="P3" style:family="paragraph" style:parent-style-name="Standard">
      <style:paragraph-properties fo:margin-left="0cm" fo:margin-right="0cm" fo:line-height="150%" fo:text-align="justify" style:justify-single-word="false" fo:text-indent="0.026cm" style:auto-text-indent="false"/>
    </style:style>
    <style:style style:name="P4" style:family="paragraph" style:parent-style-name="Standard">
      <style:paragraph-properties fo:margin-left="0cm" fo:margin-right="0cm" fo:line-height="150%" fo:text-align="justify" style:justify-single-word="false"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T1" style:family="text">
      <style:text-properties style:use-window-font-color="true" style:font-name="Times New Roman" fo:language="de" fo:country="DE" style:font-name-asian="Times New Roman" style:font-name-complex="Times New Roman"/>
    </style:style>
    <style:style style:name="T2" style:family="text">
      <style:text-properties style:font-name="Times New Roman" fo:language="de" fo:country="DE" style:font-name-asian="Times New Roman" style:font-name-complex="Times New Roman"/>
    </style:style>
    <style:style style:name="T3" style:family="text">
      <style:text-properties style:font-name="Times New Roman" fo:language="de" fo:country="DE" fo:font-weight="bold" style:font-name-asian="Times New Roman" style:font-weight-asian="bold" style:font-name-complex="Times New Roman" style:font-weight-complex="bold"/>
    </style:style>
    <style:style style:name="T4" style:family="text">
      <style:text-properties fo:color="#0000ff"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Absatz-Standardschriftart"><text:span text:style-name="T1">Den pädagogischen Fachkräften kommt dabei als Vertreter/-innen der Einrichtungen eine bedeutende Rolle zu, da sie auf den Prozess der Zusammenarbeit mit Familien einen großen Einfluss nehmen (Friederich <text:s/>2011: 8).</text:span></text:span></text:p>
      <text:p text:style-name="P2"><text:span text:style-name="Absatz-Standardschriftart"><text:span text:style-name="T1">Die Wechselseitige Öffnung ist die Grundlage für eine erfolgreiche Erziehungs- und Bildungspartnerschaft sowie eine gelingende Kommunikation zwischen der Kindertageseinrichtung und der Familie (vgl. Textor 2009: 9).</text:span></text:span></text:p>
      <text:p text:style-name="P2"><text:span text:style-name="Absatz-Standardschriftart"><text:span text:style-name="T1">Eltern haben überwiegend bei der Ausgestaltung von Festen, bei Anschaffungen und finanziellen Entscheidungen ein Mitbestimmungsrecht.</text:span></text:span></text:p>
      <text:p text:style-name="P1"><text:span text:style-name="Absatz-Standardschriftart"><text:span text:style-name="T2">Allerdings existieren nach wie vor </text:span></text:span><text:span text:style-name="Absatz-Standardschriftart"><text:span text:style-name="T3">Probleme</text:span></text:span><text:span text:style-name="Absatz-Standardschriftart"><text:span text:style-name="T2">, die das verhindern. Dadurch, dass beide Institutionen, Kindergarten und Familie, unterschiedlichen Funktionsprinzipien folgen, handeln sie dementsprechend eher gegeneinander oder nebeneinander statt gemeinsam. Eine Untersuchung von Tietze (1998) zu Problemen im Zusammenspiel von Familie und Kindergarten zeigte dass statistisch signifikante Ergebnis, dass Mütter das Problem in der mangelnden Berücksichtigung der Bedürfnisse von Familien sehen, wenn es um die Gestaltung des Kindergartenangebots geht, als dies bei den Erzieher/-innen gegeben war. Als weiteres, stark kritisiertes Problemfeld von beiden Gruppen (Eltern und Erzieher/-innen), erwiesen sich die unterschiedlichen Zielvorstellungen und Erwartungen von Eltern und Einrichtung (vgl. Tietze 1998: 99-100).</text:span></text:span></text:p>
      <text:p text:style-name="P2"><text:span text:style-name="Absatz-Standardschriftart"><text:span text:style-name="T1"><text:tab/>Um mögliche Missverständnisse zu vermeiden, sollten pädagogische Fachkräfte ihre Arbeit transparent und nachvollziehbar machen.</text:span></text:span></text:p>
      <text:p text:style-name="P4"><text:span text:style-name="Absatz-Standardschriftart"><text:span text:style-name="T4">Wie die Befragungen des ifb belegen, sind die Vorstellungen von Eltern sehr differenziert und erfordern ein breites und vielfältiges Angebotsspektrum. Dabei ist es grundsätzlich wichtig, dass Eltern sich in ihrer jeweiligen Situation und in ihrem aktuellen Anliegen ernst genommen fühlen, dass ihre Erziehungsleistung prinzipiell anerkannt wird und dass sie als Erwachsene mit ihren Fähigkeiten und Ressourcen Wertschätzung erfahr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10-17T21:30:01</meta:creation-date>
    <dc:date>2014-10-25T19:38:56</dc:date>
    <dc:creator>iryna </dc:creator>
    <meta:editing-duration>PT1H6S</meta:editing-duration>
    <meta:editing-cycles>2</meta:editing-cycles>
    <meta:generator>LibreOffice/3.5$Linux_X86_64 LibreOffice_project/350m1$Build-2</meta:generator>
    <meta:document-statistic meta:table-count="0" meta:image-count="0" meta:object-count="0" meta:page-count="1" meta:paragraph-count="6" meta:word-count="242" meta:character-count="1935" meta:non-whitespace-character-count="1697"/>
  </office:meta>
</office:document-meta>
</file>